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9.5" calcext:value-type="float">
            <text:p>19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0.5" calcext:value-type="float">
            <text:p>1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21.5" calcext:value-type="float">
            <text:p>21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 style:data-style-name="N2" text:time-value="16:39:05.778393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06T16:40:08.932203453</dc:date>
    <meta:editing-duration>PT25M19S</meta:editing-duration>
    <meta:editing-cycles>19</meta:editing-cycles>
    <meta:generator>LibreOffice/6.4.7.2$Linux_X86_64 LibreOffice_project/40$Build-2</meta:generator>
    <meta:document-statistic meta:table-count="1" meta:cell-count="117" meta:object-count="0"/>
  </office:meta>
</office:document-meta>
</file>